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9C28DF93CD8CD4CC.png" manifest:media-type="image/png"/>
  <manifest:file-entry manifest:full-path="Pictures/1000000100000019000000193635EE7DBCD69FE8.png" manifest:media-type="image/png"/>
  <manifest:file-entry manifest:full-path="Pictures/100000010000033000000264567264DA436C1412.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D4021191F147822B.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4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805cm" draw:shadow-offset-x="0.203cm" draw:shadow-offset-y="0.203cm"/>
      <style:paragraph-properties style:writing-mode="lr-tb"/>
    </style:style>
    <style:style style:name="gr11" style:family="graphic" style:parent-style-name="standard">
      <style:graphic-properties draw:stroke="none" draw:fill="none" fo:min-height="0.424cm" style:protect="position size"/>
      <style:paragraph-properties style:writing-mode="lr-tb"/>
    </style:style>
    <style:style style:name="gr1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13"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7"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graphic-properties draw:stroke="none" draw:fill="solid" draw:fill-color="#b8dbd9" draw:textarea-horizontal-align="justify" draw:textarea-vertical-align="middle" draw:auto-grow-height="false" fo:min-height="0.29cm" fo:min-width="0.04cm"/>
    </style:style>
    <style:style style:name="gr41" style:family="graphic" style:parent-style-name="standard">
      <style:graphic-properties draw:stroke="none" draw:fill="solid" draw:fill-color="#586f7c" draw:textarea-horizontal-align="justify" draw:textarea-vertical-align="middle" draw:auto-grow-height="false" fo:min-height="0.29cm" fo:min-width="0.04cm"/>
    </style:style>
    <style:style style:name="gr42" style:family="graphic" style:parent-style-name="standard">
      <style:graphic-properties draw:stroke="none" draw:fill="solid" draw:fill-color="#2f4550" draw:textarea-horizontal-align="justify" draw:textarea-vertical-align="middle" draw:auto-grow-height="false" fo:min-height="0.29cm" fo:min-width="0.04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text-properties fo:font-size="15pt"/>
    </style:style>
    <style:style style:name="P13"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14" style:family="paragraph">
      <style:paragraph-properties fo:margin-left="0cm" fo:margin-right="0cm" fo:margin-top="0cm" fo:margin-bottom="0cm" fo:line-height="100%" fo:text-align="end" fo:text-indent="0cm"/>
      <style:text-properties fo:font-size="15pt"/>
    </style:style>
    <style:style style:name="P15"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16" style:family="paragraph">
      <style:text-properties fo:font-size="18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8" style:family="paragraph">
      <style:paragraph-properties fo:margin-top="0.42cm" fo:margin-bottom="0.35cm"/>
      <style:text-properties fo:font-size="10pt"/>
    </style:style>
    <style:style style:name="P19"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20" style:family="paragraph">
      <loext:graphic-properties draw:fill="bitmap" draw:fill-image-name="Bitmap_20_272" draw:fill-image-width="11.373cm" draw:fill-image-height="11.373cm" style:repeat="stretch"/>
      <style:paragraph-properties fo:text-align="center"/>
    </style:style>
    <style:style style:name="P21"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22" style:family="paragraph">
      <loext:graphic-properties draw:fill="none" draw:fill-color="#ffffff"/>
      <style:paragraph-properties style:writing-mode="lr-tb"/>
      <style:text-properties style:font-name="Noto Sans1" fo:font-size="18pt" style:text-underline-style="none" fo:font-weight="bold"/>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25" style:family="paragraph">
      <loext:graphic-properties draw:fill="solid" draw:fill-color="#ced4da" draw:opacity="50%"/>
      <style:paragraph-properties fo:text-align="center"/>
    </style:style>
    <style:style style:name="P26" style:family="paragraph">
      <style:paragraph-properties fo:margin-left="0cm" fo:margin-right="0cm" fo:margin-top="0.42cm" fo:margin-bottom="0.35cm" fo:line-height="100%" fo:text-align="end" fo:text-indent="0cm"/>
    </style:style>
    <style:style style:name="P2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30" style:family="paragraph">
      <style:paragraph-properties fo:margin-left="0cm" fo:margin-right="0cm" fo:margin-top="0.42cm" fo:margin-bottom="0.35cm" fo:line-height="100%" fo:text-indent="0cm"/>
    </style:style>
    <style:style style:name="P3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2"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4" style:family="paragraph">
      <loext:graphic-properties draw:fill="solid" draw:fill-color="#8d99ae" draw:opacity="10%"/>
      <style:paragraph-properties fo:text-align="center"/>
      <style:text-properties style:font-name="Noto Sans1"/>
    </style:style>
    <style:style style:name="P35"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6"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7"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8"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9"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0" style:family="paragraph">
      <style:paragraph-properties fo:text-align="center"/>
    </style:style>
    <style:style style:name="P41"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42" style:family="paragraph">
      <loext:graphic-properties draw:fill="solid" draw:fill-color="#b8dbd9"/>
      <style:paragraph-properties fo:text-align="center"/>
    </style:style>
    <style:style style:name="P43" style:family="paragraph">
      <loext:graphic-properties draw:fill="solid" draw:fill-color="#586f7c"/>
      <style:paragraph-properties fo:text-align="center"/>
    </style:style>
    <style:style style:name="P44" style:family="paragraph">
      <loext:graphic-properties draw:fill="solid" draw:fill-color="#2f4550"/>
      <style:paragraph-properties fo:text-align="center"/>
    </style:style>
    <style:style style:name="P45"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6"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text-position="super 58%"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fo:color="#666666" loext:opacity="100%" style:font-name="Noto Sans1" fo:font-size="15pt" style:text-underline-style="none" style:font-size-asian="15pt" style:font-size-complex="15pt"/>
    </style:style>
    <style:style style:name="T9" style:family="text">
      <style:text-properties style:font-name="Noto Sans1" fo:font-size="22pt" style:text-underline-style="none" fo:font-weight="bold" style:font-size-asian="22pt" style:font-weight-asian="bold" style:font-size-complex="22pt" style:font-weight-complex="bold"/>
    </style:style>
    <style:style style:name="T10" style:family="text">
      <style:text-properties style:font-name="Lato" fo:font-size="10pt" style:text-underline-style="none" style:font-size-asian="10pt" style:font-size-complex="10pt"/>
    </style:style>
    <style:style style:name="T11" style:family="text">
      <style:text-properties style:font-name="Noto Sans1" fo:font-size="40pt" style:text-underline-style="wave" style:text-underline-width="bold" style:text-underline-color="font-color" fo:font-weight="bold" style:font-size-asian="40pt" style:font-size-complex="40pt"/>
    </style:style>
    <style:style style:name="T12" style:family="text">
      <style:text-properties style:font-name="Noto Sans1" fo:font-size="18pt" style:text-underline-style="none" fo:font-weight="bold"/>
    </style:style>
    <style:style style:name="T13" style:family="text">
      <style:text-properties fo:color="#999999" loext:opacity="100%" style:font-name="Noto Sans1" fo:font-size="16pt" style:text-underline-style="none" style:font-size-asian="16pt" style:font-size-complex="16pt"/>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style:font-name="Noto Sans1" fo:font-size="18pt" style:text-underline-style="none" fo:font-weight="bold" style:font-size-asian="18pt" style:font-weight-asian="bold" style:font-size-complex="18pt" style:font-weight-complex="bold"/>
    </style:style>
    <style:style style:name="T16" style:family="text">
      <style:text-properties style:font-name="Noto Sans1" fo:font-size="18pt" style:text-underline-style="none" fo:font-weight="bold" style:font-size-asian="18pt" style:font-size-complex="18pt"/>
    </style:style>
    <style:style style:name="T17" style:family="text">
      <style:text-properties style:font-name="Lato Black1" fo:font-size="18pt" style:text-underline-style="none" style:font-size-asian="18pt" style:font-size-complex="18pt"/>
    </style:style>
    <style:style style:name="T18" style:family="text">
      <style:text-properties style:font-name="Noto Sans1" fo:font-size="60pt" fo:text-shadow="1pt 1pt" style:text-underline-style="none" style:font-size-asian="60pt" style:font-size-complex="60pt"/>
    </style:style>
    <style:style style:name="T19" style:family="text">
      <style:text-properties style:font-name="Noto Sans1" fo:font-size="18pt" style:text-underline-style="none" style:font-size-asian="18pt" style:font-size-complex="18pt"/>
    </style:style>
    <style:style style:name="T20" style:family="text">
      <style:text-properties style:font-name="Noto Sans1" fo:font-size="16pt" style:text-underline-style="none" style:font-size-asian="16pt" style:font-size-complex="16pt"/>
    </style:style>
    <style:style style:name="T21"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5.22cm" svg:height="5.66cm" svg:x="2.28cm" svg:y="2.84cm">
          <draw:text-box>
            <text:p text:style-name="P1"><text:span text:style-name="T1">RUST </text:span><text:span text:style-name="T1">PROGRAM</text:span><text:span text:style-name="T1">MING for </text:span><text:span text:style-name="T1">Automotiv</text:span><text:span text:style-name="T1">e </text:span></text:p>
            <text:p text:style-name="P1"><text:span text:style-name="T2">Introduction</text:span></text:p>
          </draw:text-box>
        </draw:frame>
        <draw:frame draw:style-name="gr2" draw:text-style-name="P3" draw:layer="layout" svg:width="6.604cm" svg:height="1.373cm" svg:x="20.32cm" svg:y="12.859cm">
          <draw:text-box>
            <text:p><text:span text:style-name="T3">Kamal Kumar Mukiri </text:span></text:p>
            <text:p><text:span text:style-name="T3">5</text:span><text:span text:style-name="T4">th</text:span><text:span text:style-name="T3"> July</text:span><text:span text:style-name="T5"> 2024</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1.278cm" svg:y="5.938cm">
          <text:list text:style-name="L2">
            <text:list-item>
              <text:p text:style-name="P7"><text:span text:style-name="T6">Let us hard points in C/C++</text:span></text:p>
            </text:list-item>
            <text:list-item>
              <text:p text:style-name="P7"><text:span text:style-name="T6">Reasons why is it MOST LOVED programming languages</text:span></text:p>
            </text:list-item>
            <text:list-item>
              <text:p text:style-name="P7"><text:span text:style-name="T6">Addressing security issues</text:span></text:p>
            </text:list-item>
            <text:list-item>
              <text:p text:style-name="P7"><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7">Top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8" draw:text-style-name="P13" draw:layer="layout" svg:width="14.224cm" svg:height="4.595cm" svg:x="1.27cm" svg:y="4.297cm">
          <draw:text-box>
            <text:p text:style-name="P12"><text:span text:style-name="T8">“</text:span><text:span text:style-name="T8">Result” variants are </text:span><text:span text:style-name="T8">“Ok” or “Err”</text:span></text:p>
            <text:p text:style-name="P12"><text:span text:style-name="T8"/></text:p>
            <text:p text:style-name="P12"><text:span text:style-name="T8">“</text:span><text:span text:style-name="T8">Err” Variants means, </text:span><text:span text:style-name="T8">operation FAILED and </text:span><text:span text:style-name="T8">“Err” contains </text:span><text:span text:style-name="T8">information about </text:span><text:span text:style-name="T8">“how” and “why” </text:span><text:span text:style-name="T8">operation failed.</text:span></text:p>
          </draw:text-box>
        </draw:frame>
        <draw:frame draw:style-name="gr9" draw:text-style-name="P15" draw:layer="layout" svg:width="14.224cm" svg:height="3.321cm" svg:x="1.016cm" svg:y="10.197cm">
          <draw:text-box>
            <text:p text:style-name="P14"><text:span text:style-name="T8">An instance of </text:span><text:span text:style-name="T8">“Result” has method </text:span><text:span text:style-name="T8">“expect”.</text:span></text:p>
            <text:p text:style-name="P14"><text:span text:style-name="T8">If this instance of </text:span><text:span text:style-name="T8">“Result” is an “Err” </text:span><text:span text:style-name="T8">value, “exept” will </text:span><text:span text:style-name="T8">cause the problem to </text:span><text:span text:style-name="T8">crash the process and </text:span><text:span text:style-name="T8">print the error you </text:span><text:span text:style-name="T8">passed it.</text:span></text:p>
            <text:p text:style-name="P14"><text:span text:style-name="T8"><text:tab/></text:span></text:p>
          </draw:text-box>
        </draw:frame>
        <draw:frame draw:style-name="gr10" draw:text-style-name="P17" draw:layer="layout" svg:width="26.238cm" svg:height="2.055cm" svg:x="0.762cm" svg:y="1.016cm">
          <draw:text-box>
            <text:p text:style-name="P16"><text:span text:style-name="T9">Handling </text:span><text:span text:style-name="T9">potential </text:span><text:span text:style-name="T9">Failures </text:span><text:span text:style-name="T9">( .expect(“Ex</text:span><text:span text:style-name="T9">ception”))</text:span></text:p>
          </draw:text-box>
        </draw:frame>
        <draw:frame draw:style-name="gr11" draw:text-style-name="P19" draw:layer="layout" svg:width="6.082cm" svg:height="1.073cm" svg:x="14.746cm" svg:y="14.342cm">
          <draw:text-box>
            <text:p text:style-name="P18"><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polygon draw:style-name="gr12" draw:text-style-name="P20"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3" draw:text-style-name="P21" draw:layer="layout" svg:width="10.414cm" svg:height="2.173cm" svg:x="2.032cm" svg:y="4.182cm">
          <draw:text-box>
            <text:p><text:span text:style-name="T11">Lorem</text:span></text:p>
          </draw:text-box>
        </draw:frame>
        <draw:frame draw:style-name="gr14" draw:text-style-name="P22" draw:layer="layout" svg:width="5.08cm" svg:height="1.115cm" svg:x="2.286cm" svg:y="6.315cm">
          <draw:text-box>
            <text:p><text:span text:style-name="T12">Ipsum Dolor</text:span></text:p>
          </draw:text-box>
        </draw:frame>
        <draw:frame draw:style-name="gr15" draw:text-style-name="P24" draw:layer="layout" svg:width="16.256cm" svg:height="4.256cm" svg:x="3.048cm" svg:y="8.015cm">
          <draw:text-box>
            <text:p text:style-name="P23"><text:span text:style-name="T13">Id volutpat lacus </text:span><text:span text:style-name="T13">laoreet non curabitur </text:span><text:span text:style-name="T13">gravida arcu. Felis </text:span><text:span text:style-name="T13">bibendum ut tristique </text:span><text:span text:style-name="T13">et egestas quis ipsum </text:span><text:span text:style-name="T13">suspendisse. Quam </text:span><text:span text:style-name="T13">viverra orci sagittis </text:span><text:span text:style-name="T13">eu. Risus commodo </text:span><text:span text:style-name="T13">viverra maecenas </text:span><text:span text:style-name="T13">accumsan lacus. Sit </text:span><text:span text:style-name="T13">amet est placerat in </text:span><text:span text:style-name="T13">egestas. Semper </text:span><text:span text:style-name="T13">auctor neque vitae </text:span><text:span text:style-name="T13">tempus quam </text:span><text:span text:style-name="T13">pellentesque</text:span></text:p>
          </draw:text-box>
        </draw:frame>
        <draw:custom-shape draw:style-name="gr16"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7" draw:text-style-name="P27" draw:layer="layout" svg:width="9.398cm" svg:height="2.235cm" svg:x="0.254cm" svg:y="3.219cm">
          <draw:text-box>
            <text:p text:style-name="P26"><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28" draw:layer="layout" svg:width="5.588cm" svg:height="1.115cm" svg:x="4.064cm" svg:y="2.032cm">
          <draw:text-box>
            <text:p text:style-name="P1"><text:span text:style-name="T15">Lorem</text:span></text:p>
          </draw:text-box>
        </draw:frame>
        <draw:frame draw:style-name="gr18" draw:text-style-name="P27" draw:layer="layout" svg:width="9.398cm" svg:height="2.947cm" svg:x="0.305cm" svg:y="7.332cm">
          <draw:text-box>
            <text:p text:style-name="P26"><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29" draw:layer="layout" svg:width="5.588cm" svg:height="1.115cm" svg:x="4.115cm" svg:y="6.145cm">
          <draw:text-box>
            <text:p text:style-name="P1"><text:span text:style-name="T16">Ipsum</text:span></text:p>
          </draw:text-box>
        </draw:frame>
        <draw:frame draw:style-name="gr19" draw:text-style-name="P27" draw:layer="layout" svg:width="9.398cm" svg:height="2.235cm" svg:x="0.254cm" svg:y="11.383cm">
          <draw:text-box>
            <text:p text:style-name="P26"><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29" draw:layer="layout" svg:width="5.588cm" svg:height="1.115cm" svg:x="4.064cm" svg:y="10.196cm">
          <draw:text-box>
            <text:p text:style-name="P1"><text:span text:style-name="T16">Dolor</text:span></text:p>
          </draw:text-box>
        </draw:frame>
        <draw:frame draw:style-name="gr20" draw:text-style-name="P31" draw:layer="layout" svg:width="9.398cm" svg:height="2.235cm" svg:x="18.534cm" svg:y="12.353cm">
          <draw:text-box>
            <text:p text:style-name="P30"><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17" draw:layer="layout" svg:width="5.588cm" svg:height="1.115cm" svg:x="18.534cm" svg:y="11.166cm">
          <draw:text-box>
            <text:p><text:span text:style-name="T15">Consectetur</text:span></text:p>
          </draw:text-box>
        </draw:frame>
        <draw:frame draw:style-name="gr21" draw:text-style-name="P31" draw:layer="layout" svg:width="9.398cm" svg:height="2.235cm" svg:x="18.534cm" svg:y="8.307cm">
          <draw:text-box>
            <text:p text:style-name="P30"><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22" draw:text-style-name="P32" draw:layer="layout" svg:width="5.588cm" svg:height="1.013cm" svg:x="18.534cm" svg:y="7.12cm">
          <draw:text-box>
            <text:p><text:span text:style-name="T17">Amet</text:span></text:p>
          </draw:text-box>
        </draw:frame>
        <draw:frame draw:style-name="gr23" draw:text-style-name="P31" draw:layer="layout" svg:width="9.398cm" svg:height="2.235cm" svg:x="18.534cm" svg:y="3.981cm">
          <draw:text-box>
            <text:p text:style-name="P30"><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33" draw:layer="layout" svg:width="5.588cm" svg:height="1.115cm" svg:x="18.534cm" svg:y="2.794cm">
          <draw:text-box>
            <text:p><text:span text:style-name="T16">Sit</text:span></text:p>
          </draw:text-box>
        </draw:frame>
        <presentation:notes draw:style-name="dp2">
          <draw:page-thumbnail draw:style-name="gr5"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4"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5" draw:text-style-name="P31" draw:layer="layout" svg:width="9.398cm" svg:height="2.235cm" svg:x="7.366cm" svg:y="12.41cm">
          <draw:text-box>
            <text:p text:style-name="P30"><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33" draw:layer="layout" svg:width="5.588cm" svg:height="1.115cm" svg:x="7.366cm" svg:y="11.223cm">
          <draw:text-box>
            <text:p><text:span text:style-name="T16">03 Dolor</text:span></text:p>
          </draw:text-box>
        </draw:frame>
        <draw:frame draw:style-name="gr26" draw:text-style-name="P27" draw:layer="layout" svg:width="9.66cm" svg:height="2.739cm" svg:x="0.5cm" svg:y="3.473cm">
          <draw:text-box>
            <text:p text:style-name="P26"><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custom-shape draw:style-name="gr27" draw:text-style-name="P3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9" draw:layer="layout" svg:width="5.588cm" svg:height="1.115cm" svg:x="4.572cm" svg:y="2.286cm">
          <draw:text-box>
            <text:p text:style-name="P1"><text:span text:style-name="T16">01 Lorem</text:span></text:p>
          </draw:text-box>
        </draw:frame>
        <draw:frame draw:style-name="gr24" draw:text-style-name="P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24"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D4021191F147822B.png" xlink:type="simple" xlink:show="embed" xlink:actuate="onLoad" draw:mime-type="image/png"/>
        </draw:frame>
        <draw:frame draw:style-name="gr28" draw:text-style-name="P27" draw:layer="layout" svg:width="7.62cm" svg:height="2.555cm" svg:x="17.526cm" svg:y="5.157cm">
          <draw:text-box>
            <text:p text:style-name="P26"><text:span text:style-name="T14">Lorem ipsum dolor sit amet, </text:span><text:span text:style-name="T14">consectetur adipiscing elit, </text:span><text:span text:style-name="T14">sed do eiusmod tempor </text:span><text:span text:style-name="T14">incididunt ut labore et dolore </text:span><text:span text:style-name="T14">magna aliqua. </text:span></text:p>
          </draw:text-box>
        </draw:frame>
        <draw:frame draw:style-name="gr14" draw:text-style-name="P29" draw:layer="layout" svg:width="5.588cm" svg:height="1.115cm" svg:x="19.558cm" svg:y="3.97cm">
          <draw:text-box>
            <text:p text:style-name="P1"><text:span text:style-name="T16">02 Ipsum</text:span></text:p>
          </draw:text-box>
        </draw:frame>
        <presentation:notes draw:style-name="dp2">
          <draw:page-thumbnail draw:style-name="gr5"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9" draw:text-style-name="P35" draw:layer="layout" svg:width="8.89cm" svg:height="3.321cm" svg:x="2.648cm" svg:y="4.234cm">
          <draw:text-box>
            <text:p><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0" draw:text-style-name="P36" draw:layer="layout" svg:width="4.318cm" svg:height="1.31cm" svg:x="4.457cm" svg:y="3.094cm">
          <draw:text-box>
            <text:p><text:span text:style-name="T9">Lorem</text:span></text:p>
          </draw:text-box>
        </draw:frame>
        <draw:frame draw:style-name="gr29" draw:text-style-name="P35" draw:layer="layout" svg:width="8.89cm" svg:height="3.321cm" svg:x="7.982cm" svg:y="11.216cm">
          <draw:text-box>
            <text:p><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0" draw:text-style-name="P36" draw:layer="layout" svg:width="4.318cm" svg:height="1.31cm" svg:x="9.791cm" svg:y="10.076cm">
          <draw:text-box>
            <text:p><text:span text:style-name="T9">Ipsum</text:span></text:p>
          </draw:text-box>
        </draw:frame>
        <draw:frame draw:style-name="gr29" draw:text-style-name="P35" draw:layer="layout" svg:width="8.89cm" svg:height="3.321cm" svg:x="18.65cm" svg:y="11.346cm">
          <draw:text-box>
            <text:p><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0" draw:text-style-name="P36" draw:layer="layout" svg:width="4.318cm" svg:height="1.31cm" svg:x="20.459cm" svg:y="10.206cm">
          <draw:text-box>
            <text:p><text:span text:style-name="T9">Sit</text:span></text:p>
          </draw:text-box>
        </draw:frame>
        <draw:frame draw:style-name="gr29" draw:text-style-name="P35" draw:layer="layout" svg:width="8.89cm" svg:height="3.321cm" svg:x="14.078cm" svg:y="4.234cm">
          <draw:text-box>
            <text:p><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0" draw:text-style-name="P36" draw:layer="layout" svg:width="4.318cm" svg:height="1.31cm" svg:x="15.887cm" svg:y="3.094cm">
          <draw:text-box>
            <text:p><text:span text:style-name="T9">Dolor</text:span></text:p>
          </draw:text-box>
        </draw:frame>
        <draw:frame draw:style-name="gr31" draw:text-style-name="P37" draw:layer="layout" svg:width="3.048cm" svg:height="5.179cm" svg:x="1.378cm" svg:y="1.44cm">
          <draw:text-box>
            <text:p><text:span text:style-name="T18">01</text:span></text:p>
          </draw:text-box>
        </draw:frame>
        <draw:frame draw:style-name="gr31" draw:text-style-name="P37" draw:layer="layout" svg:width="3.048cm" svg:height="5.179cm" svg:x="6.712cm" svg:y="8.552cm">
          <draw:text-box>
            <text:p><text:span text:style-name="T18">02</text:span></text:p>
          </draw:text-box>
        </draw:frame>
        <draw:frame draw:style-name="gr31" draw:text-style-name="P37" draw:layer="layout" svg:width="3.048cm" svg:height="5.179cm" svg:x="12.808cm" svg:y="1.604cm">
          <draw:text-box>
            <text:p><text:span text:style-name="T18">03</text:span></text:p>
          </draw:text-box>
        </draw:frame>
        <draw:frame draw:style-name="gr31" draw:text-style-name="P37" draw:layer="layout" svg:width="3.048cm" svg:height="5.179cm" svg:x="17.38cm" svg:y="8.716cm">
          <draw:text-box>
            <text:p><text:span text:style-name="T18">04</text:span></text:p>
          </draw:text-box>
        </draw:frame>
        <presentation:notes draw:style-name="dp2">
          <draw:page-thumbnail draw:style-name="gr5"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32" draw:text-style-name="P38" draw:layer="layout" svg:width="10.668cm" svg:height="3.936cm" svg:x="11.938cm" svg:y="5.588cm">
          <draw:text-box>
            <text:p><text:span text:style-name="T19">Lorem ipsum dolor </text:span><text:span text:style-name="T19">sit amet, </text:span><text:span text:style-name="T19">consectetur </text:span><text:span text:style-name="T19">adipiscing elit, sed </text:span><text:span text:style-name="T19">do eiusmod </text:span><text:span text:style-name="T19">tempor incididunt </text:span><text:span text:style-name="T19">ut labore et dolore </text:span><text:span text:style-name="T19">magna aliqua. </text:span></text:p>
          </draw:text-box>
        </draw:frame>
        <draw:frame draw:style-name="gr33" draw:text-style-name="P39" draw:layer="layout" svg:width="4.318cm" svg:height="1.017cm" svg:x="11.992cm" svg:y="9.412cm">
          <draw:text-box>
            <text:p><text:span text:style-name="T20">- Loremus</text:span></text:p>
          </draw:text-box>
        </draw:frame>
        <presentation:notes draw:style-name="dp2">
          <draw:page-thumbnail draw:style-name="gr5"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4" draw:text-style-name="P41" draw:layer="layout" svg:width="13.716cm" svg:height="1.437cm" svg:x="7.112cm" svg:y="0.794cm">
          <draw:text-box>
            <text:p text:style-name="P40"><text:span text:style-name="T21">Lorem &amp; </text:span><text:span text:style-name="T21">Ipsum</text:span></text:p>
          </draw:text-box>
        </draw:frame>
        <draw:g>
          <draw:custom-shape draw:style-name="gr35" draw:text-style-name="P4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3635EE7DBCD69FE8.png" xlink:type="simple" xlink:show="embed" xlink:actuate="onLoad" draw:mime-type="image/png"/>
          </draw:frame>
        </draw:g>
        <draw:g>
          <draw:custom-shape draw:style-name="gr36" draw:text-style-name="P4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9C28DF93CD8CD4CC.png" xlink:type="simple" xlink:show="embed" xlink:actuate="onLoad" draw:mime-type="image/png"/>
          </draw:frame>
        </draw:g>
        <draw:g>
          <draw:custom-shape draw:style-name="gr38" draw:text-style-name="P4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4" draw:text-style-name="P45" draw:layer="layout" svg:width="3.556cm" svg:height="1.115cm" svg:x="2.794cm" svg:y="10.379cm">
          <draw:text-box>
            <text:p text:style-name="P40"><text:span text:style-name="T15">Lorem</text:span></text:p>
          </draw:text-box>
        </draw:frame>
        <draw:frame draw:style-name="gr14" draw:text-style-name="P45" draw:layer="layout" svg:width="3.556cm" svg:height="1.115cm" svg:x="12.192cm" svg:y="10.468cm">
          <draw:text-box>
            <text:p text:style-name="P40"><text:span text:style-name="T15">Ipsum</text:span></text:p>
          </draw:text-box>
        </draw:frame>
        <draw:frame draw:style-name="gr14" draw:text-style-name="P45" draw:layer="layout" svg:width="3.556cm" svg:height="1.115cm" svg:x="21.282cm" svg:y="10.414cm">
          <draw:text-box>
            <text:p text:style-name="P40"><text:span text:style-name="T15">Dolor</text:span></text:p>
          </draw:text-box>
        </draw:frame>
        <draw:frame draw:style-name="gr39" draw:text-style-name="P46" draw:layer="layout" svg:width="7.984cm" svg:height="4.595cm" svg:x="1.016cm" svg:y="11.357cm">
          <draw:text-box>
            <text:p text:style-name="P40"><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9" draw:text-style-name="P46" draw:layer="layout" svg:width="7.728cm" svg:height="4.595cm" svg:x="10cm" svg:y="11.358cm">
          <draw:text-box>
            <text:p text:style-name="P40"><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frame draw:style-name="gr39" draw:text-style-name="P46" draw:layer="layout" svg:width="7.828cm" svg:height="4.595cm" svg:x="19cm" svg:y="11.359cm">
          <draw:text-box>
            <text:p text:style-name="P40"><text:span text:style-name="T8">Lorem ipsum dolor sit </text:span><text:span text:style-name="T8">amet, consectetur </text:span><text:span text:style-name="T8">adipiscing elit, sed do </text:span><text:span text:style-name="T8">eiusmod tempor </text:span><text:span text:style-name="T8">incididunt ut labore et </text:span><text:span text:style-name="T8">dolore magna aliqua. </text:span></text:p>
          </draw:text-box>
        </draw:frame>
        <draw:custom-shape draw:style-name="gr40" draw:text-style-name="P42"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4"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67264DA436C1412.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6-22T18:25:49.851711940</meta:creation-date>
    <meta:editing-duration>PT6M51S</meta:editing-duration>
    <meta:editing-cycles>2</meta:editing-cycles>
    <dc:date>2024-06-22T18:43:22.387764296</dc:date>
    <meta:document-statistic meta:object-count="333"/>
  </office:meta>
</office:document-meta>
</file>